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5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y_to</text:p>
          </table:table-cell>
          <table:table-cell office:value-type="string" calcext:value-type="string">
            <text:p>premium_amount</text:p>
          </table:table-cell>
          <table:table-cell office:value-type="string" calcext:value-type="string">
            <text:p>tot_rider_premium_amount</text:p>
          </table:table-cell>
          <table:table-cell office:value-type="string" calcext:value-type="string">
            <text:p>payment_mode</text:p>
          </table:table-cell>
          <table:table-cell office:value-type="string" calcext:value-type="string">
            <text:p>apl_flag</text:p>
          </table:table-cell>
          <table:table-cell office:value-type="string" calcext:value-type="string">
            <text:p>policy_status</text:p>
          </table:table-cell>
          <table:table-cell office:value-type="string" calcext:value-type="string">
            <text:p>policy_no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rider_flag</text:p>
          </table:table-cell>
          <table:table-cell office:value-type="string" calcext:value-type="string">
            <text:p>title_desc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mobile1</text:p>
          </table:table-cell>
          <table:table-cell office:value-type="string" calcext:value-type="string">
            <text:p>customer_province_name</text:p>
          </table:table-cell>
          <table:table-cell office:value-type="string" calcext:value-type="string">
            <text:p>payment_channel</text:p>
          </table:table-cell>
          <table:table-cell office:value-type="string" calcext:value-type="string">
            <text:p>payment_term</text:p>
          </table:table-cell>
          <table:table-cell office:value-type="string" calcext:value-type="string">
            <text:p>commencement_date</text:p>
          </table:table-cell>
          <table:table-cell office:value-type="string" calcext:value-type="string">
            <text:p>maturity_date</text:p>
          </table:table-cell>
          <table:table-cell office:value-type="string" calcext:value-type="string">
            <text:p>noti_group</text:p>
          </table:table-cell>
          <table:table-cell office:value-type="string" calcext:value-type="string">
            <text:p>agent_code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 office:value-type="date" office:date-value="2020-05-06" calcext:value-type="date">
            <text:p>05/06/20 12:00 AM</text:p>
          </table:table-cell>
          <table:table-cell office:value-type="float" office:value="7006" calcext:value-type="float">
            <text:p>7006</text:p>
          </table:table-cell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1055184" calcext:value-type="float">
            <text:p>1055184</text:p>
          </table:table-cell>
          <table:table-cell office:value-type="string" calcext:value-type="string">
            <text:p>ไทยสมุทรสะสมทรัพย์ 90/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ว่าที่ร.ต.</text:p>
          </table:table-cell>
          <table:table-cell office:value-type="string" calcext:value-type="string">
            <text:p>กิตติ</text:p>
          </table:table-cell>
          <table:table-cell office:value-type="string" calcext:value-type="string">
            <text:p>กล่องดนตรี</text:p>
          </table:table-cell>
          <table:table-cell office:value-type="float" office:value="854810706" calcext:value-type="float">
            <text:p>854810706</text:p>
          </table:table-cell>
          <table:table-cell office:value-type="string" calcext:value-type="string">
            <text:p>สมุทรปราการ</text:p>
          </table:table-cell>
          <table:table-cell office:value-type="string" calcext:value-type="string">
            <text:p>APL</text:p>
          </table:table-cell>
          <table:table-cell office:value-type="float" office:value="1" calcext:value-type="float">
            <text:p>1</text:p>
          </table:table-cell>
          <table:table-cell office:value-type="date" office:date-value="2013-05-07" calcext:value-type="date">
            <text:p>05/07/13 12:00 AM</text:p>
          </table:table-cell>
          <table:table-cell office:value-type="date" office:date-value="2068-05-07" calcext:value-type="date">
            <text:p>05/07/68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8-14" calcext:value-type="date">
            <text:p>08/14/20 12:00 AM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ทดสอบ</text:p>
          </table:table-cell>
          <table:table-cell office:value-type="string" calcext:value-type="string">
            <text:p>F6378305</text:p>
          </table:table-cell>
          <table:table-cell office:value-type="string" calcext:value-type="string">
            <text:p>ไทยสมุทรรากแก้ว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ด.ญ.</text:p>
          </table:table-cell>
          <table:table-cell office:value-type="string" calcext:value-type="string">
            <text:p>หมู่เกาะ</text:p>
          </table:table-cell>
          <table:table-cell office:value-type="string" calcext:value-type="string">
            <text:p>กระทำ</text:p>
          </table:table-cell>
          <table:table-cell/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08-08-15" calcext:value-type="date">
            <text:p>08/15/08 12:00 AM</text:p>
          </table:table-cell>
          <table:table-cell office:value-type="date" office:date-value="2028-08-15" calcext:value-type="date">
            <text:p>08/15/28 12:00 AM</text:p>
          </table:table-cell>
          <table:table-cell office:value-type="string" calcext:value-type="string">
            <text:p>ก่อนถึง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7-13" calcext:value-type="date">
            <text:p>07/13/20 12:00 AM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ทดสอบ</text:p>
          </table:table-cell>
          <table:table-cell office:value-type="string" calcext:value-type="string">
            <text:p>F6378260</text:p>
          </table:table-cell>
          <table:table-cell office:value-type="string" calcext:value-type="string">
            <text:p>ไทยสมุทรรากแก้ว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ด.ช.</text:p>
          </table:table-cell>
          <table:table-cell office:value-type="string" calcext:value-type="string">
            <text:p>สว่างไสว</text:p>
          </table:table-cell>
          <table:table-cell office:value-type="string" calcext:value-type="string">
            <text:p>มิ่งมิตร</text:p>
          </table:table-cell>
          <table:table-cell office:value-type="float" office:value="878435694" calcext:value-type="float">
            <text:p>878435694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08-07-14" calcext:value-type="date">
            <text:p>07/14/08 12:00 AM</text:p>
          </table:table-cell>
          <table:table-cell office:value-type="date" office:date-value="2028-07-14" calcext:value-type="date">
            <text:p>07/14/28 12:00 AM</text:p>
          </table:table-cell>
          <table:table-cell office:value-type="string" calcext:value-type="string">
            <text:p>ถึงวันรับชำระ(ไม่เกิน 30 วัน)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4-10" calcext:value-type="date">
            <text:p>04/10/20 12:00 AM</text:p>
          </table:table-cell>
          <table:table-cell office:value-type="float" office:value="2637" calcext:value-type="float">
            <text:p>263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1424380" calcext:value-type="float">
            <text:p>1424380</text:p>
          </table:table-cell>
          <table:table-cell office:value-type="string" calcext:value-type="string">
            <text:p>ไทยสมุทรตลอดชีพ 99/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หลีกทาง</text:p>
          </table:table-cell>
          <table:table-cell office:value-type="string" calcext:value-type="string">
            <text:p>กัลยาณมิตร</text:p>
          </table:table-cell>
          <table:table-cell office:value-type="float" office:value="818138541" calcext:value-type="float">
            <text:p>818138541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1" calcext:value-type="date">
            <text:p>04/11/18 12:00 AM</text:p>
          </table:table-cell>
          <table:table-cell office:value-type="date" office:date-value="2104-04-11" calcext:value-type="date">
            <text:p>04/11/04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5-25" calcext:value-type="date">
            <text:p>05/25/20 12:00 AM</text:p>
          </table:table-cell>
          <table:table-cell office:value-type="float" office:value="5750" calcext:value-type="float">
            <text:p>57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1285913" calcext:value-type="float">
            <text:p>1285913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ดำเนิน</text:p>
          </table:table-cell>
          <table:table-cell office:value-type="string" calcext:value-type="string">
            <text:p>อำนาจจิต</text:p>
          </table:table-cell>
          <table:table-cell office:value-type="float" office:value="862093421" calcext:value-type="float">
            <text:p>862093421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APL</text:p>
          </table:table-cell>
          <table:table-cell office:value-type="float" office:value="1" calcext:value-type="float">
            <text:p>1</text:p>
          </table:table-cell>
          <table:table-cell office:value-type="date" office:date-value="2015-05-26" calcext:value-type="date">
            <text:p>05/26/15 12:00 AM</text:p>
          </table:table-cell>
          <table:table-cell office:value-type="date" office:date-value="2035-05-26" calcext:value-type="date">
            <text:p>05/26/35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7-14" calcext:value-type="date">
            <text:p>07/14/20 12:00 AM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ทดสอบ</text:p>
          </table:table-cell>
          <table:table-cell office:value-type="string" calcext:value-type="string">
            <text:p>J7578232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ด.ญ.</text:p>
          </table:table-cell>
          <table:table-cell office:value-type="string" calcext:value-type="string">
            <text:p>กดราคา</text:p>
          </table:table-cell>
          <table:table-cell office:value-type="string" calcext:value-type="string">
            <text:p>ปักษี</text:p>
          </table:table-cell>
          <table:table-cell office:value-type="float" office:value="809906572" calcext:value-type="float">
            <text:p>809906572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5" calcext:value-type="date">
            <text:p>07/15/19 12:00 AM</text:p>
          </table:table-cell>
          <table:table-cell office:value-type="date" office:date-value="2039-07-15" calcext:value-type="date">
            <text:p>07/15/39 12:00 AM</text:p>
          </table:table-cell>
          <table:table-cell office:value-type="string" calcext:value-type="string">
            <text:p>ถึงวันรับชำระ(ไม่เกิน 30 วัน)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09" calcext:value-type="date">
            <text:p>06/09/20 12:00 AM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(ขาดชำระ 1 เดือน)</text:p>
          </table:table-cell>
          <table:table-cell office:value-type="string" calcext:value-type="string">
            <text:p>J7325568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ด.ช.</text:p>
          </table:table-cell>
          <table:table-cell office:value-type="string" calcext:value-type="string">
            <text:p>กระมัง</text:p>
          </table:table-cell>
          <table:table-cell office:value-type="string" calcext:value-type="string">
            <text:p>กระบะ</text:p>
          </table:table-cell>
          <table:table-cell office:value-type="float" office:value="856092522" calcext:value-type="float">
            <text:p>856092522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7" calcext:value-type="float">
            <text:p>7</text:p>
          </table:table-cell>
          <table:table-cell office:value-type="date" office:date-value="2015-06-10" calcext:value-type="date">
            <text:p>06/10/15 12:00 AM</text:p>
          </table:table-cell>
          <table:table-cell office:value-type="date" office:date-value="2035-06-10" calcext:value-type="date">
            <text:p>06/10/35 12:00 AM</text:p>
          </table:table-cell>
          <table:table-cell office:value-type="string" calcext:value-type="string">
            <text:p>ถึงวันรับชำระ(31-60 วัน)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5-12" calcext:value-type="date">
            <text:p>05/12/20 12:00 AM</text:p>
          </table:table-cell>
          <table:table-cell office:value-type="float" office:value="3762" calcext:value-type="float">
            <text:p>37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478327" calcext:value-type="float">
            <text:p>478327</text:p>
          </table:table-cell>
          <table:table-cell office:value-type="string" calcext:value-type="string">
            <text:p>ไทยสมุทรสะสมทรัพย์ 60/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ง</text:p>
          </table:table-cell>
          <table:table-cell office:value-type="string" calcext:value-type="string">
            <text:p>กังไส</text:p>
          </table:table-cell>
          <table:table-cell office:value-type="string" calcext:value-type="string">
            <text:p>รูขุมขน</text:p>
          </table:table-cell>
          <table:table-cell office:value-type="float" office:value="930374996" calcext:value-type="float">
            <text:p>930374996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APL</text:p>
          </table:table-cell>
          <table:table-cell office:value-type="float" office:value="1" calcext:value-type="float">
            <text:p>1</text:p>
          </table:table-cell>
          <table:table-cell office:value-type="date" office:date-value="2009-05-13" calcext:value-type="date">
            <text:p>05/13/09 12:00 AM</text:p>
          </table:table-cell>
          <table:table-cell office:value-type="date" office:date-value="2038-05-13" calcext:value-type="date">
            <text:p>05/13/38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4-01" calcext:value-type="date">
            <text:p>04/01/20 12:00 AM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 (มีมูลค่า)</text:p>
          </table:table-cell>
          <table:table-cell office:value-type="string" calcext:value-type="string">
            <text:p>J7325551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.ส.</text:p>
          </table:table-cell>
          <table:table-cell office:value-type="string" calcext:value-type="string">
            <text:p>กวีนิพนธ์</text:p>
          </table:table-cell>
          <table:table-cell office:value-type="string" calcext:value-type="string">
            <text:p>กระพรวน</text:p>
          </table:table-cell>
          <table:table-cell office:value-type="float" office:value="873140482" calcext:value-type="float">
            <text:p>873140482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6-02" calcext:value-type="date">
            <text:p>06/02/15 12:00 AM</text:p>
          </table:table-cell>
          <table:table-cell office:value-type="date" office:date-value="2035-06-02" calcext:value-type="date">
            <text:p>06/02/35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5-30" calcext:value-type="date">
            <text:p>05/30/20 12:00 AM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(ขาดชำระ 2 เดือน)</text:p>
          </table:table-cell>
          <table:table-cell office:value-type="string" calcext:value-type="string">
            <text:p>J7578212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.ส.</text:p>
          </table:table-cell>
          <table:table-cell office:value-type="string" calcext:value-type="string">
            <text:p>กะทิ</text:p>
          </table:table-cell>
          <table:table-cell office:value-type="string" calcext:value-type="string">
            <text:p>ชัยชนะ</text:p>
          </table:table-cell>
          <table:table-cell office:value-type="float" office:value="865606032" calcext:value-type="float">
            <text:p>865606032</text:p>
          </table:table-cell>
          <table:table-cell office:value-type="string" calcext:value-type="string">
            <text:p>ฉะเชิงเทรา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31" calcext:value-type="date">
            <text:p>05/31/19 12:00 AM</text:p>
          </table:table-cell>
          <table:table-cell office:value-type="date" office:date-value="2039-05-31" calcext:value-type="date">
            <text:p>05/31/39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09" calcext:value-type="date">
            <text:p>06/09/20 12:00 AM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(ขาดชำระ 1 เดือน)</text:p>
          </table:table-cell>
          <table:table-cell office:value-type="string" calcext:value-type="string">
            <text:p>J7578219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ด.ช.</text:p>
          </table:table-cell>
          <table:table-cell office:value-type="string" calcext:value-type="string">
            <text:p>วิศวะ</text:p>
          </table:table-cell>
          <table:table-cell office:value-type="string" calcext:value-type="string">
            <text:p>แผลงศร</text:p>
          </table:table-cell>
          <table:table-cell office:value-type="float" office:value="848180653" calcext:value-type="float">
            <text:p>848180653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0" calcext:value-type="date">
            <text:p>06/10/19 12:00 AM</text:p>
          </table:table-cell>
          <table:table-cell office:value-type="date" office:date-value="2039-06-10" calcext:value-type="date">
            <text:p>06/10/39 12:00 AM</text:p>
          </table:table-cell>
          <table:table-cell office:value-type="string" calcext:value-type="string">
            <text:p>ถึงวันรับชำระ(31-60 วัน)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5-16" calcext:value-type="date">
            <text:p>05/16/20 12:00 AM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ขาดผล</text:p>
          </table:table-cell>
          <table:table-cell office:value-type="string" calcext:value-type="string">
            <text:p>J7578207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.ส.</text:p>
          </table:table-cell>
          <table:table-cell office:value-type="string" calcext:value-type="string">
            <text:p>กระปอก</text:p>
          </table:table-cell>
          <table:table-cell office:value-type="string" calcext:value-type="string">
            <text:p>โหลด</text:p>
          </table:table-cell>
          <table:table-cell office:value-type="float" office:value="657595279" calcext:value-type="float">
            <text:p>657595279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7" calcext:value-type="date">
            <text:p>05/17/19 12:00 AM</text:p>
          </table:table-cell>
          <table:table-cell office:value-type="date" office:date-value="2039-05-17" calcext:value-type="date">
            <text:p>05/17/39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4-01" calcext:value-type="date">
            <text:p>04/01/20 12:00 AM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 (มีมูลค่า)</text:p>
          </table:table-cell>
          <table:table-cell office:value-type="string" calcext:value-type="string">
            <text:p>J7325550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ง</text:p>
          </table:table-cell>
          <table:table-cell office:value-type="string" calcext:value-type="string">
            <text:p>น้ำผึ้ง</text:p>
          </table:table-cell>
          <table:table-cell office:value-type="string" calcext:value-type="string">
            <text:p>กระพรวน</text:p>
          </table:table-cell>
          <table:table-cell office:value-type="float" office:value="873140482" calcext:value-type="float">
            <text:p>873140482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6-02" calcext:value-type="date">
            <text:p>06/02/15 12:00 AM</text:p>
          </table:table-cell>
          <table:table-cell office:value-type="date" office:date-value="2035-06-02" calcext:value-type="date">
            <text:p>06/02/35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5-03" calcext:value-type="date">
            <text:p>05/03/20 12:00 AM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ขาดผล</text:p>
          </table:table-cell>
          <table:table-cell office:value-type="string" calcext:value-type="string">
            <text:p>J7578201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ง</text:p>
          </table:table-cell>
          <table:table-cell office:value-type="string" calcext:value-type="string">
            <text:p>กราบ</text:p>
          </table:table-cell>
          <table:table-cell office:value-type="string" calcext:value-type="string">
            <text:p>ยกน้ำหนัก</text:p>
          </table:table-cell>
          <table:table-cell office:value-type="float" office:value="639932644" calcext:value-type="float">
            <text:p>639932644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4" calcext:value-type="date">
            <text:p>05/04/19 12:00 AM</text:p>
          </table:table-cell>
          <table:table-cell office:value-type="date" office:date-value="2039-05-04" calcext:value-type="date">
            <text:p>05/04/39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7-24" calcext:value-type="date">
            <text:p>07/24/20 12:00 AM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ทดสอบ</text:p>
          </table:table-cell>
          <table:table-cell office:value-type="string" calcext:value-type="string">
            <text:p>J7578240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.ส.</text:p>
          </table:table-cell>
          <table:table-cell office:value-type="string" calcext:value-type="string">
            <text:p>กรีฑาสถาน</text:p>
          </table:table-cell>
          <table:table-cell office:value-type="string" calcext:value-type="string">
            <text:p>สันโดษ</text:p>
          </table:table-cell>
          <table:table-cell office:value-type="float" office:value="612699289" calcext:value-type="float">
            <text:p>612699289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5" calcext:value-type="date">
            <text:p>07/25/19 12:00 AM</text:p>
          </table:table-cell>
          <table:table-cell office:value-type="date" office:date-value="2039-07-25" calcext:value-type="date">
            <text:p>07/25/39 12:00 AM</text:p>
          </table:table-cell>
          <table:table-cell office:value-type="string" calcext:value-type="string">
            <text:p>ถึงวันรับชำระ(ไม่เกิน 30 วัน)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7-30" calcext:value-type="date">
            <text:p>07/30/20 12:00 AM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ทดสอบ</text:p>
          </table:table-cell>
          <table:table-cell office:value-type="string" calcext:value-type="string">
            <text:p>J7325595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.ส.</text:p>
          </table:table-cell>
          <table:table-cell office:value-type="string" calcext:value-type="string">
            <text:p>เอ็นบีเอ</text:p>
          </table:table-cell>
          <table:table-cell office:value-type="string" calcext:value-type="string">
            <text:p>หาตัวจับยาก</text:p>
          </table:table-cell>
          <table:table-cell office:value-type="float" office:value="922542848" calcext:value-type="float">
            <text:p>922542848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7" calcext:value-type="float">
            <text:p>7</text:p>
          </table:table-cell>
          <table:table-cell office:value-type="date" office:date-value="2015-07-31" calcext:value-type="date">
            <text:p>07/31/15 12:00 AM</text:p>
          </table:table-cell>
          <table:table-cell office:value-type="date" office:date-value="2035-07-31" calcext:value-type="date">
            <text:p>07/31/35 12:00 AM</text:p>
          </table:table-cell>
          <table:table-cell office:value-type="string" calcext:value-type="string">
            <text:p>ถึงวันรับชำระ(ไม่เกิน 30 วัน)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4-30" calcext:value-type="date">
            <text:p>04/30/20 12:00 AM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 (มีมูลค่า)</text:p>
          </table:table-cell>
          <table:table-cell office:value-type="string" calcext:value-type="string">
            <text:p>E6378394</text:p>
          </table:table-cell>
          <table:table-cell office:value-type="string" calcext:value-type="string">
            <text:p>ไทยสมุทรเปี่ยมสุข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พนม</text:p>
          </table:table-cell>
          <table:table-cell office:value-type="string" calcext:value-type="string">
            <text:p>กระนี้</text:p>
          </table:table-cell>
          <table:table-cell office:value-type="float" office:value="878435694" calcext:value-type="float">
            <text:p>878435694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08-11-01" calcext:value-type="date">
            <text:p>11/01/08 12:00 AM</text:p>
          </table:table-cell>
          <table:table-cell office:value-type="date" office:date-value="2024-11-01" calcext:value-type="date">
            <text:p>11/01/24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06" calcext:value-type="date">
            <text:p>06/06/20 12:00 AM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(ขาดชำระ 1 เดือน)</text:p>
          </table:table-cell>
          <table:table-cell office:value-type="string" calcext:value-type="string">
            <text:p>J7325672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ด.ญ.</text:p>
          </table:table-cell>
          <table:table-cell office:value-type="string" calcext:value-type="string">
            <text:p>กฎศีลธรรม</text:p>
          </table:table-cell>
          <table:table-cell office:value-type="string" calcext:value-type="string">
            <text:p>กระพุ้งแก้ม</text:p>
          </table:table-cell>
          <table:table-cell office:value-type="float" office:value="871953014" calcext:value-type="float">
            <text:p>871953014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5-12-07" calcext:value-type="date">
            <text:p>12/07/15 12:00 AM</text:p>
          </table:table-cell>
          <table:table-cell office:value-type="date" office:date-value="2035-12-07" calcext:value-type="date">
            <text:p>12/07/35 12:00 AM</text:p>
          </table:table-cell>
          <table:table-cell office:value-type="string" calcext:value-type="string">
            <text:p>ถึงวันรับชำระ(31-60 วัน)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4-04" calcext:value-type="date">
            <text:p>04/04/20 12:00 AM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 (มีมูลค่า)</text:p>
          </table:table-cell>
          <table:table-cell office:value-type="string" calcext:value-type="string">
            <text:p>J7325634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ง</text:p>
          </table:table-cell>
          <table:table-cell office:value-type="string" calcext:value-type="string">
            <text:p>จำเลย</text:p>
          </table:table-cell>
          <table:table-cell office:value-type="string" calcext:value-type="string">
            <text:p>กล่อมมดลูก</text:p>
          </table:table-cell>
          <table:table-cell office:value-type="float" office:value="857296916" calcext:value-type="float">
            <text:p>857296916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05" calcext:value-type="date">
            <text:p>10/05/15 12:00 AM</text:p>
          </table:table-cell>
          <table:table-cell office:value-type="date" office:date-value="2035-10-05" calcext:value-type="date">
            <text:p>10/05/35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29" calcext:value-type="date">
            <text:p>06/29/20 12:00 AM</text:p>
          </table:table-cell>
          <table:table-cell office:value-type="float" office:value="2988" calcext:value-type="float">
            <text:p>298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1391371" calcext:value-type="float">
            <text:p>1391371</text:p>
          </table:table-cell>
          <table:table-cell office:value-type="string" calcext:value-type="string">
            <text:p>ไทยสมุทรตลอดชีพ 99/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ด.ญ.</text:p>
          </table:table-cell>
          <table:table-cell office:value-type="string" calcext:value-type="string">
            <text:p>กะริง</text:p>
          </table:table-cell>
          <table:table-cell office:value-type="string" calcext:value-type="string">
            <text:p>ภิญโญ</text:p>
          </table:table-cell>
          <table:table-cell office:value-type="float" office:value="856024044" calcext:value-type="float">
            <text:p>856024044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7-06-30" calcext:value-type="date">
            <text:p>06/30/17 12:00 AM</text:p>
          </table:table-cell>
          <table:table-cell office:value-type="date" office:date-value="2113-06-30" calcext:value-type="date">
            <text:p>06/30/13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13" calcext:value-type="date">
            <text:p>06/13/20 12:00 AM</text:p>
          </table:table-cell>
          <table:table-cell office:value-type="float" office:value="7600" calcext:value-type="float">
            <text:p>7600</text:p>
          </table:table-cell>
          <table:table-cell office:value-type="float" office:value="308" calcext:value-type="float">
            <text:p>3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311624" calcext:value-type="float">
            <text:p>311624</text:p>
          </table:table-cell>
          <table:table-cell office:value-type="string" calcext:value-type="string">
            <text:p>ไทยสมุทรธนสิ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น.ส.</text:p>
          </table:table-cell>
          <table:table-cell office:value-type="string" calcext:value-type="string">
            <text:p>อันธิกา</text:p>
          </table:table-cell>
          <table:table-cell office:value-type="string" calcext:value-type="string">
            <text:p>ไฮเนเก้น</text:p>
          </table:table-cell>
          <table:table-cell office:value-type="float" office:value="897055408" calcext:value-type="float">
            <text:p>897055408</text:p>
          </table:table-cell>
          <table:table-cell office:value-type="string" calcext:value-type="string">
            <text:p>สมุทรปราการ</text:p>
          </table:table-cell>
          <table:table-cell office:value-type="string" calcext:value-type="string">
            <text:p>APL</text:p>
          </table:table-cell>
          <table:table-cell office:value-type="float" office:value="1" calcext:value-type="float">
            <text:p>1</text:p>
          </table:table-cell>
          <table:table-cell office:value-type="date" office:date-value="2006-06-14" calcext:value-type="date">
            <text:p>06/14/06 12:00 AM</text:p>
          </table:table-cell>
          <table:table-cell office:value-type="date" office:date-value="2026-06-14" calcext:value-type="date">
            <text:p>06/14/26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7-02" calcext:value-type="date">
            <text:p>07/02/20 12:00 AM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ทดสอบ</text:p>
          </table:table-cell>
          <table:table-cell office:value-type="string" calcext:value-type="string">
            <text:p>J7578301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ด.ญ.</text:p>
          </table:table-cell>
          <table:table-cell office:value-type="string" calcext:value-type="string">
            <text:p>กระเบียด</text:p>
          </table:table-cell>
          <table:table-cell office:value-type="string" calcext:value-type="string">
            <text:p>เบื้องต้น</text:p>
          </table:table-cell>
          <table:table-cell office:value-type="float" office:value="992747257" calcext:value-type="float">
            <text:p>992747257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3" calcext:value-type="date">
            <text:p>01/03/20 12:00 AM</text:p>
          </table:table-cell>
          <table:table-cell office:value-type="date" office:date-value="2040-01-03" calcext:value-type="date">
            <text:p>01/03/40 12:00 AM</text:p>
          </table:table-cell>
          <table:table-cell office:value-type="string" calcext:value-type="string">
            <text:p>ถึงวันรับชำระ(ไม่เกิน 30 วัน)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01" calcext:value-type="date">
            <text:p>06/01/20 12:00 AM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(ขาดชำระ 1 เดือน)</text:p>
          </table:table-cell>
          <table:table-cell office:value-type="string" calcext:value-type="string">
            <text:p>J7578283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.ส.</text:p>
          </table:table-cell>
          <table:table-cell office:value-type="string" calcext:value-type="string">
            <text:p>กล้อน</text:p>
          </table:table-cell>
          <table:table-cell office:value-type="string" calcext:value-type="string">
            <text:p>หาตัวจับยาก</text:p>
          </table:table-cell>
          <table:table-cell office:value-type="float" office:value="979304940" calcext:value-type="float">
            <text:p>979304940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02" calcext:value-type="date">
            <text:p>12/02/19 12:00 AM</text:p>
          </table:table-cell>
          <table:table-cell office:value-type="date" office:date-value="2039-12-02" calcext:value-type="date">
            <text:p>12/02/39 12:00 AM</text:p>
          </table:table-cell>
          <table:table-cell office:value-type="string" calcext:value-type="string">
            <text:p>ถึงวันรับชำระ(31-60 วัน)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23" calcext:value-type="date">
            <text:p>06/23/20 12:00 AM</text:p>
          </table:table-cell>
          <table:table-cell office:value-type="float" office:value="3732" calcext:value-type="float">
            <text:p>3732</text:p>
          </table:table-cell>
          <table:table-cell office:value-type="float" office:value="2520" calcext:value-type="float">
            <text:p>25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478349" calcext:value-type="float">
            <text:p>478349</text:p>
          </table:table-cell>
          <table:table-cell office:value-type="string" calcext:value-type="string">
            <text:p>ไทยสมุทรสะสมทรัพย์ 60/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น้ำกิน</text:p>
          </table:table-cell>
          <table:table-cell office:value-type="string" calcext:value-type="string">
            <text:p>โวหาร</text:p>
          </table:table-cell>
          <table:table-cell/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09-06-24" calcext:value-type="date">
            <text:p>06/24/09 12:00 AM</text:p>
          </table:table-cell>
          <table:table-cell office:value-type="date" office:date-value="2043-06-24" calcext:value-type="date">
            <text:p>06/24/43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5-20" calcext:value-type="date">
            <text:p>05/20/20 12:00 AM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 (มีมูลค่า)</text:p>
          </table:table-cell>
          <table:table-cell office:value-type="string" calcext:value-type="string">
            <text:p>J7325367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กรีนพีซ</text:p>
          </table:table-cell>
          <table:table-cell office:value-type="string" calcext:value-type="string">
            <text:p>เปล่งเสียง</text:p>
          </table:table-cell>
          <table:table-cell office:value-type="float" office:value="810388562" calcext:value-type="float">
            <text:p>810388562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0" calcext:value-type="float">
            <text:p>10</text:p>
          </table:table-cell>
          <table:table-cell office:value-type="date" office:date-value="2014-07-21" calcext:value-type="date">
            <text:p>07/21/14 12:00 AM</text:p>
          </table:table-cell>
          <table:table-cell office:value-type="date" office:date-value="2034-07-21" calcext:value-type="date">
            <text:p>07/21/34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4-19" calcext:value-type="date">
            <text:p>04/19/20 12:00 AM</text:p>
          </table:table-cell>
          <table:table-cell office:value-type="float" office:value="2942" calcext:value-type="float">
            <text:p>294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1326809" calcext:value-type="float">
            <text:p>1326809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เขตปลอดภัย</text:p>
          </table:table-cell>
          <table:table-cell office:value-type="string" calcext:value-type="string">
            <text:p>สักการะ</text:p>
          </table:table-cell>
          <table:table-cell office:value-type="float" office:value="851530044" calcext:value-type="float">
            <text:p>851530044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0" calcext:value-type="date">
            <text:p>10/20/15 12:00 AM</text:p>
          </table:table-cell>
          <table:table-cell office:value-type="date" office:date-value="2035-10-20" calcext:value-type="date">
            <text:p>10/20/35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5-27" calcext:value-type="date">
            <text:p>05/27/20 12:00 AM</text:p>
          </table:table-cell>
          <table:table-cell office:value-type="float" office:value="4094" calcext:value-type="float">
            <text:p>40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247731" calcext:value-type="float">
            <text:p>247731</text:p>
          </table:table-cell>
          <table:table-cell office:value-type="string" calcext:value-type="string">
            <text:p>ไทยสมุทรสะสมทรัพย์ 60/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ง</text:p>
          </table:table-cell>
          <table:table-cell office:value-type="string" calcext:value-type="string">
            <text:p>น้อย</text:p>
          </table:table-cell>
          <table:table-cell office:value-type="string" calcext:value-type="string">
            <text:p>มุทิกา</text:p>
          </table:table-cell>
          <table:table-cell/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05-05-28" calcext:value-type="date">
            <text:p>05/28/05 12:00 AM</text:p>
          </table:table-cell>
          <table:table-cell office:value-type="date" office:date-value="2031-05-28" calcext:value-type="date">
            <text:p>05/28/31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25" calcext:value-type="date">
            <text:p>06/25/20 12:00 AM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1190951" calcext:value-type="float">
            <text:p>1190951</text:p>
          </table:table-cell>
          <table:table-cell office:value-type="string" calcext:value-type="string">
            <text:p>ไทยสมุทรสะสมทรัพย์ 90/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น้ำมันพืช</text:p>
          </table:table-cell>
          <table:table-cell office:value-type="string" calcext:value-type="string">
            <text:p>กรณีที่</text:p>
          </table:table-cell>
          <table:table-cell office:value-type="float" office:value="979863637" calcext:value-type="float">
            <text:p>979863637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2" calcext:value-type="float">
            <text:p>2</text:p>
          </table:table-cell>
          <table:table-cell office:value-type="date" office:date-value="2014-06-26" calcext:value-type="date">
            <text:p>06/26/14 12:00 AM</text:p>
          </table:table-cell>
          <table:table-cell office:value-type="date" office:date-value="2077-06-26" calcext:value-type="date">
            <text:p>06/26/77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7-04" calcext:value-type="date">
            <text:p>07/04/20 12:00 AM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ทดสอบ</text:p>
          </table:table-cell>
          <table:table-cell office:value-type="string" calcext:value-type="string">
            <text:p>J6960131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.ส.</text:p>
          </table:table-cell>
          <table:table-cell office:value-type="string" calcext:value-type="string">
            <text:p>กฤษฎีกา</text:p>
          </table:table-cell>
          <table:table-cell office:value-type="string" calcext:value-type="string">
            <text:p>ปักษี</text:p>
          </table:table-cell>
          <table:table-cell/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1-07-05" calcext:value-type="date">
            <text:p>07/05/11 12:00 AM</text:p>
          </table:table-cell>
          <table:table-cell office:value-type="date" office:date-value="2031-07-05" calcext:value-type="date">
            <text:p>07/05/31 12:00 AM</text:p>
          </table:table-cell>
          <table:table-cell office:value-type="string" calcext:value-type="string">
            <text:p>ถึงวันรับชำระ(ไม่เกิน 30 วัน)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7-29" calcext:value-type="date">
            <text:p>07/29/20 12:00 AM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ทดสอบ</text:p>
          </table:table-cell>
          <table:table-cell office:value-type="string" calcext:value-type="string">
            <text:p>J7578241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ง</text:p>
          </table:table-cell>
          <table:table-cell office:value-type="string" calcext:value-type="string">
            <text:p>กังไส</text:p>
          </table:table-cell>
          <table:table-cell office:value-type="string" calcext:value-type="string">
            <text:p>รูขุมขน</text:p>
          </table:table-cell>
          <table:table-cell office:value-type="float" office:value="988164169" calcext:value-type="float">
            <text:p>988164169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7" calcext:value-type="float">
            <text:p>7</text:p>
          </table:table-cell>
          <table:table-cell office:value-type="date" office:date-value="2019-07-30" calcext:value-type="date">
            <text:p>07/30/19 12:00 AM</text:p>
          </table:table-cell>
          <table:table-cell office:value-type="date" office:date-value="2039-07-30" calcext:value-type="date">
            <text:p>07/30/39 12:00 AM</text:p>
          </table:table-cell>
          <table:table-cell office:value-type="string" calcext:value-type="string">
            <text:p>ถึงวันรับชำระ(ไม่เกิน 30 วัน)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4-03" calcext:value-type="date">
            <text:p>04/03/20 12:00 AM</text:p>
          </table:table-cell>
          <table:table-cell office:value-type="float" office:value="5561" calcext:value-type="float">
            <text:p>556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ขาดผล</text:p>
          </table:table-cell>
          <table:table-cell office:value-type="float" office:value="1457233" calcext:value-type="float">
            <text:p>1457233</text:p>
          </table:table-cell>
          <table:table-cell office:value-type="string" calcext:value-type="string">
            <text:p>โอเชี่ยนไลฟ์ คุ้มครองตลอดชีพ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กระดานถีบ</text:p>
          </table:table-cell>
          <table:table-cell office:value-type="string" calcext:value-type="string">
            <text:p>โอเอ็กซ์</text:p>
          </table:table-cell>
          <table:table-cell office:value-type="float" office:value="847767433" calcext:value-type="float">
            <text:p>847767433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8-10-04" calcext:value-type="date">
            <text:p>10/04/18 12:00 AM</text:p>
          </table:table-cell>
          <table:table-cell office:value-type="date" office:date-value="2086-10-04" calcext:value-type="date">
            <text:p>10/04/86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03" calcext:value-type="date">
            <text:p>06/03/20 12:00 AM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(ขาดชำระ 1 เดือน)</text:p>
          </table:table-cell>
          <table:table-cell office:value-type="string" calcext:value-type="string">
            <text:p>J7551848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ด.ช.</text:p>
          </table:table-cell>
          <table:table-cell office:value-type="string" calcext:value-type="string">
            <text:p>ก่อนเวลา</text:p>
          </table:table-cell>
          <table:table-cell office:value-type="string" calcext:value-type="string">
            <text:p>อำนาจจิต</text:p>
          </table:table-cell>
          <table:table-cell office:value-type="float" office:value="844366833" calcext:value-type="float">
            <text:p>844366833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8-12-04" calcext:value-type="date">
            <text:p>12/04/18 12:00 AM</text:p>
          </table:table-cell>
          <table:table-cell office:value-type="date" office:date-value="2038-12-04" calcext:value-type="date">
            <text:p>12/04/38 12:00 AM</text:p>
          </table:table-cell>
          <table:table-cell office:value-type="string" calcext:value-type="string">
            <text:p>ถึงวันรับชำระ(31-60 วัน)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4-21" calcext:value-type="date">
            <text:p>04/21/20 12:00 AM</text:p>
          </table:table-cell>
          <table:table-cell office:value-type="float" office:value="2375" calcext:value-type="float">
            <text:p>237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1457258" calcext:value-type="float">
            <text:p>1457258</text:p>
          </table:table-cell>
          <table:table-cell office:value-type="string" calcext:value-type="string">
            <text:p>โอเชี่ยนไลฟ์ คุ้มครองตลอดชีพ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ด.ญ.</text:p>
          </table:table-cell>
          <table:table-cell office:value-type="string" calcext:value-type="string">
            <text:p>พลอยไพลิน</text:p>
          </table:table-cell>
          <table:table-cell office:value-type="string" calcext:value-type="string">
            <text:p>กลับเป็น</text:p>
          </table:table-cell>
          <table:table-cell office:value-type="float" office:value="873140482" calcext:value-type="float">
            <text:p>873140482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2" calcext:value-type="float">
            <text:p>2</text:p>
          </table:table-cell>
          <table:table-cell office:value-type="date" office:date-value="2018-10-22" calcext:value-type="date">
            <text:p>10/22/18 12:00 AM</text:p>
          </table:table-cell>
          <table:table-cell office:value-type="date" office:date-value="2117-10-22" calcext:value-type="date">
            <text:p>10/22/17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8-30" calcext:value-type="date">
            <text:p>08/30/20 12:00 AM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ทดสอบ</text:p>
          </table:table-cell>
          <table:table-cell office:value-type="string" calcext:value-type="string">
            <text:p>A5946397</text:p>
          </table:table-cell>
          <table:table-cell office:value-type="string" calcext:value-type="string">
            <text:p>ไทยสมุทรเพิ่มพูนทรัพย์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วีรชน</text:p>
          </table:table-cell>
          <table:table-cell office:value-type="string" calcext:value-type="string">
            <text:p>กระทำ</text:p>
          </table:table-cell>
          <table:table-cell/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2" calcext:value-type="float">
            <text:p>2</text:p>
          </table:table-cell>
          <table:table-cell office:value-type="date" office:date-value="2006-01-31" calcext:value-type="date">
            <text:p>01/31/06 12:00 AM</text:p>
          </table:table-cell>
          <table:table-cell office:value-type="date" office:date-value="2021-01-31" calcext:value-type="date">
            <text:p>01/31/21 12:00 AM</text:p>
          </table:table-cell>
          <table:table-cell office:value-type="string" calcext:value-type="string">
            <text:p>ก่อนถึง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4-05" calcext:value-type="date">
            <text:p>04/05/20 12:00 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 (มีมูลค่า)</text:p>
          </table:table-cell>
          <table:table-cell office:value-type="string" calcext:value-type="string">
            <text:p>A5946366</text:p>
          </table:table-cell>
          <table:table-cell office:value-type="string" calcext:value-type="string">
            <text:p>ไทยสมุทรเพิ่มพูนทรัพย์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กระเตื้อง</text:p>
          </table:table-cell>
          <table:table-cell office:value-type="string" calcext:value-type="string">
            <text:p>กระชับ</text:p>
          </table:table-cell>
          <table:table-cell office:value-type="float" office:value="823977805" calcext:value-type="float">
            <text:p>823977805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5" calcext:value-type="float">
            <text:p>5</text:p>
          </table:table-cell>
          <table:table-cell office:value-type="date" office:date-value="2005-10-06" calcext:value-type="date">
            <text:p>10/06/05 12:00 AM</text:p>
          </table:table-cell>
          <table:table-cell office:value-type="date" office:date-value="2020-10-06" calcext:value-type="date">
            <text:p>10/06/20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25" calcext:value-type="date">
            <text:p>06/25/20 12:00 AM</text:p>
          </table:table-cell>
          <table:table-cell office:value-type="float" office:value="5624" calcext:value-type="float">
            <text:p>56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1055420" calcext:value-type="float">
            <text:p>1055420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นริศ</text:p>
          </table:table-cell>
          <table:table-cell office:value-type="string" calcext:value-type="string">
            <text:p>กลิ่นเต่า</text:p>
          </table:table-cell>
          <table:table-cell office:value-type="float" office:value="654284176" calcext:value-type="float">
            <text:p>654284176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3-06-26" calcext:value-type="date">
            <text:p>06/26/13 12:00 AM</text:p>
          </table:table-cell>
          <table:table-cell office:value-type="date" office:date-value="2033-06-26" calcext:value-type="date">
            <text:p>06/26/33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16" calcext:value-type="date">
            <text:p>06/16/20 12:00 AM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(ขาดชำระ 1 เดือน)</text:p>
          </table:table-cell>
          <table:table-cell office:value-type="string" calcext:value-type="string">
            <text:p>J7458120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ง</text:p>
          </table:table-cell>
          <table:table-cell office:value-type="string" calcext:value-type="string">
            <text:p>สงคราม</text:p>
          </table:table-cell>
          <table:table-cell office:value-type="string" calcext:value-type="string">
            <text:p>การผ่า</text:p>
          </table:table-cell>
          <table:table-cell office:value-type="float" office:value="856092522" calcext:value-type="float">
            <text:p>856092522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7" calcext:value-type="float">
            <text:p>7</text:p>
          </table:table-cell>
          <table:table-cell office:value-type="date" office:date-value="2016-06-17" calcext:value-type="date">
            <text:p>06/17/16 12:00 AM</text:p>
          </table:table-cell>
          <table:table-cell office:value-type="date" office:date-value="2036-06-17" calcext:value-type="date">
            <text:p>06/17/36 12:00 AM</text:p>
          </table:table-cell>
          <table:table-cell office:value-type="string" calcext:value-type="string">
            <text:p>ถึงวันรับชำระ(31-60 วัน)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4-14" calcext:value-type="date">
            <text:p>04/14/20 12:00 AM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 (มีมูลค่า)</text:p>
          </table:table-cell>
          <table:table-cell office:value-type="string" calcext:value-type="string">
            <text:p>A6087649</text:p>
          </table:table-cell>
          <table:table-cell office:value-type="string" calcext:value-type="string">
            <text:p>ไทยสมุทรเพิ่มพูนทรัพย์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.ส.</text:p>
          </table:table-cell>
          <table:table-cell office:value-type="string" calcext:value-type="string">
            <text:p>ออฟไซด์</text:p>
          </table:table-cell>
          <table:table-cell office:value-type="string" calcext:value-type="string">
            <text:p>ไฟป่า</text:p>
          </table:table-cell>
          <table:table-cell/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1" calcext:value-type="float">
            <text:p>11</text:p>
          </table:table-cell>
          <table:table-cell office:value-type="date" office:date-value="2006-05-15" calcext:value-type="date">
            <text:p>05/15/06 12:00 AM</text:p>
          </table:table-cell>
          <table:table-cell office:value-type="date" office:date-value="2021-05-15" calcext:value-type="date">
            <text:p>05/15/21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8-13" calcext:value-type="date">
            <text:p>08/13/20 12:00 AM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ทดสอบ</text:p>
          </table:table-cell>
          <table:table-cell office:value-type="string" calcext:value-type="string">
            <text:p>F6228915</text:p>
          </table:table-cell>
          <table:table-cell office:value-type="string" calcext:value-type="string">
            <text:p>ไทยสมุทรรากแก้ว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กล่าวสรุป</text:p>
          </table:table-cell>
          <table:table-cell office:value-type="string" calcext:value-type="string">
            <text:p>กระหยะ</text:p>
          </table:table-cell>
          <table:table-cell/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7" calcext:value-type="float">
            <text:p>7</text:p>
          </table:table-cell>
          <table:table-cell office:value-type="date" office:date-value="2007-08-14" calcext:value-type="date">
            <text:p>08/14/07 12:00 AM</text:p>
          </table:table-cell>
          <table:table-cell office:value-type="date" office:date-value="2027-08-14" calcext:value-type="date">
            <text:p>08/14/27 12:00 AM</text:p>
          </table:table-cell>
          <table:table-cell office:value-type="string" calcext:value-type="string">
            <text:p>ก่อนถึง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25" calcext:value-type="date">
            <text:p>06/25/20 12:00 AM</text:p>
          </table:table-cell>
          <table:table-cell office:value-type="float" office:value="5633" calcext:value-type="float">
            <text:p>56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1190952" calcext:value-type="float">
            <text:p>1190952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เดโช</text:p>
          </table:table-cell>
          <table:table-cell office:value-type="string" calcext:value-type="string">
            <text:p>แผลงศร</text:p>
          </table:table-cell>
          <table:table-cell office:value-type="float" office:value="801188219" calcext:value-type="float">
            <text:p>801188219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4-06-26" calcext:value-type="date">
            <text:p>06/26/14 12:00 AM</text:p>
          </table:table-cell>
          <table:table-cell office:value-type="date" office:date-value="2034-06-26" calcext:value-type="date">
            <text:p>06/26/34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06" calcext:value-type="date">
            <text:p>06/06/20 12:00 AM</text:p>
          </table:table-cell>
          <table:table-cell office:value-type="float" office:value="3304" calcext:value-type="float">
            <text:p>3304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1190884" calcext:value-type="float">
            <text:p>1190884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สายัณห์</text:p>
          </table:table-cell>
          <table:table-cell office:value-type="string" calcext:value-type="string">
            <text:p>กัลยาณมิตร</text:p>
          </table:table-cell>
          <table:table-cell office:value-type="float" office:value="862119969" calcext:value-type="float">
            <text:p>862119969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APL</text:p>
          </table:table-cell>
          <table:table-cell office:value-type="float" office:value="1" calcext:value-type="float">
            <text:p>1</text:p>
          </table:table-cell>
          <table:table-cell office:value-type="date" office:date-value="2014-06-07" calcext:value-type="date">
            <text:p>06/07/14 12:00 AM</text:p>
          </table:table-cell>
          <table:table-cell office:value-type="date" office:date-value="2034-06-07" calcext:value-type="date">
            <text:p>06/07/34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29" calcext:value-type="date">
            <text:p>06/29/20 12:00 AM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1391372" calcext:value-type="float">
            <text:p>1391372</text:p>
          </table:table-cell>
          <table:table-cell office:value-type="string" calcext:value-type="string">
            <text:p>ไทยสมุทรตลอดชีพ 99/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ด.ญ.</text:p>
          </table:table-cell>
          <table:table-cell office:value-type="string" calcext:value-type="string">
            <text:p>ซินเน็ค</text:p>
          </table:table-cell>
          <table:table-cell office:value-type="string" calcext:value-type="string">
            <text:p>ขับไส</text:p>
          </table:table-cell>
          <table:table-cell office:value-type="float" office:value="843266979" calcext:value-type="float">
            <text:p>843266979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7-06-30" calcext:value-type="date">
            <text:p>06/30/17 12:00 AM</text:p>
          </table:table-cell>
          <table:table-cell office:value-type="date" office:date-value="2107-06-30" calcext:value-type="date">
            <text:p>06/30/07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5-21" calcext:value-type="date">
            <text:p>05/21/20 12:00 AM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 (มีมูลค่า)</text:p>
          </table:table-cell>
          <table:table-cell office:value-type="string" calcext:value-type="string">
            <text:p>J7484819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ง</text:p>
          </table:table-cell>
          <table:table-cell office:value-type="string" calcext:value-type="string">
            <text:p>จำเนียร</text:p>
          </table:table-cell>
          <table:table-cell office:value-type="string" calcext:value-type="string">
            <text:p>ประชัน</text:p>
          </table:table-cell>
          <table:table-cell office:value-type="float" office:value="894442645" calcext:value-type="float">
            <text:p>894442645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22" calcext:value-type="date">
            <text:p>05/22/17 12:00 AM</text:p>
          </table:table-cell>
          <table:table-cell office:value-type="date" office:date-value="2037-05-22" calcext:value-type="date">
            <text:p>05/22/37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4-26" calcext:value-type="date">
            <text:p>04/26/20 12:00 AM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 (มีมูลค่า)</text:p>
          </table:table-cell>
          <table:table-cell office:value-type="string" calcext:value-type="string">
            <text:p>J7484942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ด.ช.</text:p>
          </table:table-cell>
          <table:table-cell office:value-type="string" calcext:value-type="string">
            <text:p>ปลาดุก</text:p>
          </table:table-cell>
          <table:table-cell office:value-type="string" calcext:value-type="string">
            <text:p>ชัยชนะ</text:p>
          </table:table-cell>
          <table:table-cell office:value-type="float" office:value="979863637" calcext:value-type="float">
            <text:p>979863637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27" calcext:value-type="date">
            <text:p>10/27/17 12:00 AM</text:p>
          </table:table-cell>
          <table:table-cell office:value-type="date" office:date-value="2037-10-27" calcext:value-type="date">
            <text:p>10/27/37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4-09" calcext:value-type="date">
            <text:p>04/09/20 12:00 AM</text:p>
          </table:table-cell>
          <table:table-cell office:value-type="float" office:value="3961" calcext:value-type="float">
            <text:p>396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1408328" calcext:value-type="float">
            <text:p>1408328</text:p>
          </table:table-cell>
          <table:table-cell office:value-type="string" calcext:value-type="string">
            <text:p>ไทยสมุทรตลอดชีพ 99/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วินัย</text:p>
          </table:table-cell>
          <table:table-cell office:value-type="string" calcext:value-type="string">
            <text:p>กรีดกราย</text:p>
          </table:table-cell>
          <table:table-cell office:value-type="float" office:value="980024533" calcext:value-type="float">
            <text:p>980024533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APL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10" calcext:value-type="date">
            <text:p>10/10/17 12:00 AM</text:p>
          </table:table-cell>
          <table:table-cell office:value-type="date" office:date-value="2082-10-10" calcext:value-type="date">
            <text:p>10/10/82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4-09" calcext:value-type="date">
            <text:p>04/09/20 12:00 AM</text:p>
          </table:table-cell>
          <table:table-cell office:value-type="float" office:value="2996" calcext:value-type="float">
            <text:p>299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1408327" calcext:value-type="float">
            <text:p>1408327</text:p>
          </table:table-cell>
          <table:table-cell office:value-type="string" calcext:value-type="string">
            <text:p>ไทยสมุทรตลอดชีพ 99/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ง</text:p>
          </table:table-cell>
          <table:table-cell office:value-type="string" calcext:value-type="string">
            <text:p>กนิษฐา</text:p>
          </table:table-cell>
          <table:table-cell office:value-type="string" calcext:value-type="string">
            <text:p>พิชิตมาร</text:p>
          </table:table-cell>
          <table:table-cell office:value-type="float" office:value="980024533" calcext:value-type="float">
            <text:p>980024533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APL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10" calcext:value-type="date">
            <text:p>10/10/17 12:00 AM</text:p>
          </table:table-cell>
          <table:table-cell office:value-type="date" office:date-value="2083-10-10" calcext:value-type="date">
            <text:p>10/10/83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11" calcext:value-type="date">
            <text:p>06/11/20 12:00 AM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(ขาดชำระ 1 เดือน)</text:p>
          </table:table-cell>
          <table:table-cell office:value-type="string" calcext:value-type="string">
            <text:p>J7551867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กระสาบ</text:p>
          </table:table-cell>
          <table:table-cell office:value-type="string" calcext:value-type="string">
            <text:p>คีตามีน</text:p>
          </table:table-cell>
          <table:table-cell office:value-type="float" office:value="812505517" calcext:value-type="float">
            <text:p>812505517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8-12-12" calcext:value-type="date">
            <text:p>12/12/18 12:00 AM</text:p>
          </table:table-cell>
          <table:table-cell office:value-type="date" office:date-value="2038-12-12" calcext:value-type="date">
            <text:p>12/12/38 12:00 AM</text:p>
          </table:table-cell>
          <table:table-cell office:value-type="string" calcext:value-type="string">
            <text:p>ถึงวันรับชำระ(31-60 วัน)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5-18" calcext:value-type="date">
            <text:p>05/18/20 12:00 AM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ขาดผล</text:p>
          </table:table-cell>
          <table:table-cell office:value-type="string" calcext:value-type="string">
            <text:p>J7551837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ง</text:p>
          </table:table-cell>
          <table:table-cell office:value-type="string" calcext:value-type="string">
            <text:p>อภิรดี</text:p>
          </table:table-cell>
          <table:table-cell office:value-type="string" calcext:value-type="string">
            <text:p>กระพอก</text:p>
          </table:table-cell>
          <table:table-cell office:value-type="float" office:value="842910375" calcext:value-type="float">
            <text:p>842910375</text:p>
          </table:table-cell>
          <table:table-cell office:value-type="string" calcext:value-type="string">
            <text:p>ตาก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8-11-19" calcext:value-type="date">
            <text:p>11/19/18 12:00 AM</text:p>
          </table:table-cell>
          <table:table-cell office:value-type="date" office:date-value="2038-11-19" calcext:value-type="date">
            <text:p>11/19/38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7-02" calcext:value-type="date">
            <text:p>07/02/20 12:00 AM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ทดสอบ</text:p>
          </table:table-cell>
          <table:table-cell office:value-type="string" calcext:value-type="string">
            <text:p>J7514746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.ส.</text:p>
          </table:table-cell>
          <table:table-cell office:value-type="string" calcext:value-type="string">
            <text:p>เอ็นบีเอ</text:p>
          </table:table-cell>
          <table:table-cell office:value-type="string" calcext:value-type="string">
            <text:p>มุทิกา</text:p>
          </table:table-cell>
          <table:table-cell office:value-type="float" office:value="632272445" calcext:value-type="float">
            <text:p>632272445</text:p>
          </table:table-cell>
          <table:table-cell office:value-type="string" calcext:value-type="string">
            <text:p>สมุทรสงคราม</text:p>
          </table:table-cell>
          <table:table-cell office:value-type="string" calcext:value-type="string">
            <text:p>สาขา</text:p>
          </table:table-cell>
          <table:table-cell office:value-type="float" office:value="7" calcext:value-type="float">
            <text:p>7</text:p>
          </table:table-cell>
          <table:table-cell office:value-type="date" office:date-value="2018-07-03" calcext:value-type="date">
            <text:p>07/03/18 12:00 AM</text:p>
          </table:table-cell>
          <table:table-cell office:value-type="date" office:date-value="2038-07-03" calcext:value-type="date">
            <text:p>07/03/38 12:00 AM</text:p>
          </table:table-cell>
          <table:table-cell office:value-type="string" calcext:value-type="string">
            <text:p>ถึงวันรับชำระ(ไม่เกิน 30 วัน)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8-03" calcext:value-type="date">
            <text:p>08/03/20 12:00 AM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ทดสอบ</text:p>
          </table:table-cell>
          <table:table-cell office:value-type="string" calcext:value-type="string">
            <text:p>J7551930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ด.ญ.</text:p>
          </table:table-cell>
          <table:table-cell office:value-type="string" calcext:value-type="string">
            <text:p>อรทัย</text:p>
          </table:table-cell>
          <table:table-cell office:value-type="string" calcext:value-type="string">
            <text:p>อิ่มใจ</text:p>
          </table:table-cell>
          <table:table-cell office:value-type="float" office:value="610323591" calcext:value-type="float">
            <text:p>610323591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4" calcext:value-type="date">
            <text:p>02/04/19 12:00 AM</text:p>
          </table:table-cell>
          <table:table-cell office:value-type="date" office:date-value="2039-02-04" calcext:value-type="date">
            <text:p>02/04/39 12:00 AM</text:p>
          </table:table-cell>
          <table:table-cell office:value-type="string" calcext:value-type="string">
            <text:p>ก่อนถึง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7-01" calcext:value-type="date">
            <text:p>07/01/20 12:00 AM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 ทดสอบ</text:p>
          </table:table-cell>
          <table:table-cell office:value-type="string" calcext:value-type="string">
            <text:p>J7514744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.ส.</text:p>
          </table:table-cell>
          <table:table-cell office:value-type="string" calcext:value-type="string">
            <text:p>อนงค์</text:p>
          </table:table-cell>
          <table:table-cell office:value-type="string" calcext:value-type="string">
            <text:p>มิ่งมิตร</text:p>
          </table:table-cell>
          <table:table-cell office:value-type="float" office:value="931490162" calcext:value-type="float">
            <text:p>931490162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8-07-02" calcext:value-type="date">
            <text:p>07/02/18 12:00 AM</text:p>
          </table:table-cell>
          <table:table-cell office:value-type="date" office:date-value="2038-07-02" calcext:value-type="date">
            <text:p>07/02/38 12:00 AM</text:p>
          </table:table-cell>
          <table:table-cell office:value-type="string" calcext:value-type="string">
            <text:p>ถึงวันรับชำระ(ไม่เกิน 30 วัน)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5-20" calcext:value-type="date">
            <text:p>05/20/20 12:00 AM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 (มีมูลค่า)</text:p>
          </table:table-cell>
          <table:table-cell office:value-type="string" calcext:value-type="string">
            <text:p>J7514702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กินข้าว</text:p>
          </table:table-cell>
          <table:table-cell office:value-type="string" calcext:value-type="string">
            <text:p>กรงนก</text:p>
          </table:table-cell>
          <table:table-cell office:value-type="float" office:value="879971013" calcext:value-type="float">
            <text:p>879971013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1" calcext:value-type="date">
            <text:p>05/21/18 12:00 AM</text:p>
          </table:table-cell>
          <table:table-cell office:value-type="date" office:date-value="2038-05-21" calcext:value-type="date">
            <text:p>05/21/38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5-03" calcext:value-type="date">
            <text:p>05/03/20 12:00 AM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 (มีมูลค่า)</text:p>
          </table:table-cell>
          <table:table-cell office:value-type="string" calcext:value-type="string">
            <text:p>J7514694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ง</text:p>
          </table:table-cell>
          <table:table-cell office:value-type="string" calcext:value-type="string">
            <text:p>คนพเนจร</text:p>
          </table:table-cell>
          <table:table-cell office:value-type="string" calcext:value-type="string">
            <text:p>เวลาเย็น</text:p>
          </table:table-cell>
          <table:table-cell office:value-type="float" office:value="931746975" calcext:value-type="float">
            <text:p>931746975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4" calcext:value-type="date">
            <text:p>05/04/18 12:00 AM</text:p>
          </table:table-cell>
          <table:table-cell office:value-type="date" office:date-value="2038-05-04" calcext:value-type="date">
            <text:p>05/04/38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4-10" calcext:value-type="date">
            <text:p>04/10/20 12:00 AM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ปิดบัญชี (มีมูลค่า)</text:p>
          </table:table-cell>
          <table:table-cell office:value-type="string" calcext:value-type="string">
            <text:p>J7514672</text:p>
          </table:table-cell>
          <table:table-cell office:value-type="string" calcext:value-type="string">
            <text:p>คุ้มทวี (20/15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ด.ช.</text:p>
          </table:table-cell>
          <table:table-cell office:value-type="string" calcext:value-type="string">
            <text:p>วิวัฒน์</text:p>
          </table:table-cell>
          <table:table-cell office:value-type="string" calcext:value-type="string">
            <text:p>แช่มชื่น</text:p>
          </table:table-cell>
          <table:table-cell office:value-type="float" office:value="914587043" calcext:value-type="float">
            <text:p>914587043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สาขา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1" calcext:value-type="date">
            <text:p>04/11/18 12:00 AM</text:p>
          </table:table-cell>
          <table:table-cell office:value-type="date" office:date-value="2038-04-11" calcext:value-type="date">
            <text:p>04/11/38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01" calcext:value-type="date">
            <text:p>06/01/20 12:00 AM</text:p>
          </table:table-cell>
          <table:table-cell office:value-type="float" office:value="3205" calcext:value-type="float">
            <text:p>32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1190857" calcext:value-type="float">
            <text:p>1190857</text:p>
          </table:table-cell>
          <table:table-cell office:value-type="string" calcext:value-type="string">
            <text:p>ไทยสมุทรสะสมทรัพย์ 90/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าย</text:p>
          </table:table-cell>
          <table:table-cell office:value-type="string" calcext:value-type="string">
            <text:p>มานพ</text:p>
          </table:table-cell>
          <table:table-cell office:value-type="string" calcext:value-type="string">
            <text:p>ใฝ่หา</text:p>
          </table:table-cell>
          <table:table-cell office:value-type="float" office:value="872088748" calcext:value-type="float">
            <text:p>872088748</text:p>
          </table:table-cell>
          <table:table-cell office:value-type="string" calcext:value-type="string">
            <text:p>สุโขทัย</text:p>
          </table:table-cell>
          <table:table-cell office:value-type="string" calcext:value-type="string">
            <text:p>APL</text:p>
          </table:table-cell>
          <table:table-cell office:value-type="float" office:value="1" calcext:value-type="float">
            <text:p>1</text:p>
          </table:table-cell>
          <table:table-cell office:value-type="date" office:date-value="2014-06-02" calcext:value-type="date">
            <text:p>06/02/14 12:00 AM</text:p>
          </table:table-cell>
          <table:table-cell office:value-type="date" office:date-value="2074-06-02" calcext:value-type="date">
            <text:p>06/02/74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  <table:table-row table:style-name="ro1">
          <table:table-cell office:value-type="date" office:date-value="2020-06-05" calcext:value-type="date">
            <text:p>06/05/20 12:00 AM</text:p>
          </table:table-cell>
          <table:table-cell office:value-type="float" office:value="5255" calcext:value-type="float">
            <text:p>52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มีผลบังคับ</text:p>
          </table:table-cell>
          <table:table-cell office:value-type="float" office:value="663817" calcext:value-type="float">
            <text:p>663817</text:p>
          </table:table-cell>
          <table:table-cell office:value-type="string" calcext:value-type="string">
            <text:p>เพื่อนคู่ชีวิต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น.ส.</text:p>
          </table:table-cell>
          <table:table-cell office:value-type="string" calcext:value-type="string">
            <text:p>น้ำฝน</text:p>
          </table:table-cell>
          <table:table-cell office:value-type="string" calcext:value-type="string">
            <text:p>กระจกหน้ารถ</text:p>
          </table:table-cell>
          <table:table-cell/>
          <table:table-cell office:value-type="string" calcext:value-type="string">
            <text:p>สุโขทัย</text:p>
          </table:table-cell>
          <table:table-cell office:value-type="string" calcext:value-type="string">
            <text:p>APL</text:p>
          </table:table-cell>
          <table:table-cell office:value-type="float" office:value="1" calcext:value-type="float">
            <text:p>1</text:p>
          </table:table-cell>
          <table:table-cell office:value-type="date" office:date-value="2011-06-06" calcext:value-type="date">
            <text:p>06/06/11 12:00 AM</text:p>
          </table:table-cell>
          <table:table-cell office:value-type="date" office:date-value="2031-06-06" calcext:value-type="date">
            <text:p>06/06/31 12:00 AM</text:p>
          </table:table-cell>
          <table:table-cell office:value-type="string" calcext:value-type="string">
            <text:p>เกินกำหนดวันรับชำระ</text:p>
          </table:table-cell>
          <table:table-cell office:value-type="float" office:value="4700373" calcext:value-type="float">
            <text:p>4700373</text:p>
          </table:table-cell>
          <table:table-cell office:value-type="string" calcext:value-type="string">
            <text:p>OceanPadTest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31T13:57:49.784000000</meta:creation-date>
    <dc:date>2020-07-31T13:58:08.609000000</dc:date>
    <meta:editing-duration>PT19S</meta:editing-duration>
    <meta:editing-cycles>1</meta:editing-cycles>
    <meta:document-statistic meta:table-count="1" meta:cell-count="1137" meta:object-count="0"/>
    <meta:generator>LibreOffice/6.3.4.2$Windows_X86_64 LibreOffice_project/60da17e045e08f1793c57c00ba83cdfce946d0aa</meta:generator>
  </office:meta>
</office:document-meta>
</file>